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14" calcext:value-type="float">
            <text:p>79.7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98" calcext:value-type="float">
            <text:p>82.2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2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42" calcext:value-type="float">
            <text:p>83.1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22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756" calcext:value-type="float">
            <text:p>79.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2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716" calcext:value-type="float">
            <text:p>80.1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21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092" calcext:value-type="float">
            <text:p>83.5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7868" calcext:value-type="float">
            <text:p>80.8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516" calcext:value-type="float">
            <text:p>79.3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1" calcext:value-type="float">
            <text:p>80.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06" calcext:value-type="float">
            <text:p>81.0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428" calcext:value-type="float">
            <text:p>79.9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412" calcext:value-type="float">
            <text:p>82.4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54" calcext:value-type="float">
            <text:p>81.3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812" calcext:value-type="float">
            <text:p>80.2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052" calcext:value-type="float">
            <text:p>80.3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2112" calcext:value-type="float">
            <text:p>83.1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252" calcext:value-type="float">
            <text:p>81.1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92" calcext:value-type="float">
            <text:p>81.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1792" calcext:value-type="float">
            <text:p>88.2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4832" calcext:value-type="float">
            <text:p>82.0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9312" calcext:value-type="float">
            <text:p>83.6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1204" calcext:value-type="float">
            <text:p>85.07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7392" calcext:value-type="float">
            <text:p>79.7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2596" calcext:value-type="float">
            <text:p>82.49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53232" calcext:value-type="float">
            <text:p>92.1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1232" calcext:value-type="float">
            <text:p>87.5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2792" calcext:value-type="float">
            <text:p>81.0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9472" calcext:value-type="float">
            <text:p>81.1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7552" calcext:value-type="float">
            <text:p>84.8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2992" calcext:value-type="float">
            <text:p>90.2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1456" calcext:value-type="float">
            <text:p>88.6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50124" calcext:value-type="float">
            <text:p>84.05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5792" calcext:value-type="float">
            <text:p>82.1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5416" calcext:value-type="float">
            <text:p>78.3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9432" calcext:value-type="float">
            <text:p>88.4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6664" calcext:value-type="float">
            <text:p>83.0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5144" calcext:value-type="float">
            <text:p>86.1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828" calcext:value-type="float">
            <text:p>85.2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6352" calcext:value-type="float">
            <text:p>82.8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2464" calcext:value-type="float">
            <text:p>79.9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7912" calcext:value-type="float">
            <text:p>80.0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1744" calcext:value-type="float">
            <text:p>81.7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3716" calcext:value-type="float">
            <text:p>83.83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1064" calcext:value-type="float">
            <text:p>80.1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9528" calcext:value-type="float">
            <text:p>82.3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9744" calcext:value-type="float">
            <text:p>81.0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1" calcext:value-type="float">
            <text:p>80.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252" calcext:value-type="float">
            <text:p>81.1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4184" calcext:value-type="float">
            <text:p>82.2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6448" calcext:value-type="float">
            <text:p>80.5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2064" calcext:value-type="float">
            <text:p>80.5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4024" calcext:value-type="float">
            <text:p>80.9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6568" calcext:value-type="float">
            <text:p>81.5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3864" calcext:value-type="float">
            <text:p>79.6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16" calcext:value-type="float">
            <text:p>80.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284" calcext:value-type="float">
            <text:p>79.8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1183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2336" calcext:value-type="float">
            <text:p>80.4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